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Heading_20_2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c6mh1rfmzmgr"/>Introducció</text:p>
      <text:p text:style-name="Standard">En aquesta tasca aprendre a cear un document amb el LibreOffice Writer, a crear estils, aplicar-los i convertir el document en una plantilla.</text:p>
      <text:p text:style-name="Standard">El primer que heu de fer és llegir aquest document.</text:p>
      <text:p text:style-name="Standard">Tot el que no sapigueu fer ho heu de cercar a tutorials d’internet o a youtube i afegir-ho al final del document que estau creant.</text:p>
      <text:p text:style-name="Heading_20_2"><text:bookmark text:name="_khiojh40bbqf"/>Abans de començar</text:p>
      <text:p text:style-name="Standard">Mirau aquest vídeo de com configurar l’entorn de libreOffice writer i feis totes les passes que s’indiquen.</text:p>
      <text:p text:style-name="Standard"><text:a xlink:type="simple" xlink:href="https://www.youtube.com/watch?v=sf5-gLGSSSg" text:style-name="ListLabel_20_28" text:visited-style-name="ListLabel_20_28"><text:span text:style-name="T1">https://www.youtube.com/watch?v=sf5-gLGSSSg</text:span></text:a></text:p>
      <text:p text:style-name="Standard">Coses que heu de fer:</text:p>
      <text:list xml:id="list2776951288" text:style-name="WWNum2">
        <text:list-item>
          <text:p text:style-name="P1">Introduiu la vostra informació personal per tal que figuri en les metadates del fitxer.</text:p>
        </text:list-item>
        <text:list-item>
          <text:p text:style-name="P1">Pel que fa als diccionaris assegurau-vos que teniu instal·lats el de català, castellà i anglès.</text:p>
        </text:list-item>
        <text:list-item>
          <text:p text:style-name="P1">Crear un menú nou amb el vostre nom que vos dugui a l’opció de llevar metadades</text:p>
        </text:list-item>
        <text:list-item>
          <text:p text:style-name="P1">Indicau en el document que lliureu quin són els tres nivells d’un document.</text:p>
        </text:list-item>
      </text:list>
      <text:p text:style-name="Heading_20_2"><text:bookmark text:name="_8ji4vhb9tpiy"/>Primer pas</text:p>
      <text:p text:style-name="Standard">Obriu el Writer i creau un document nou.</text:p>
      <text:p text:style-name="Standard">Abans de fer res guardau-lo amb el nom llinatge1_llinatges2_nom_estils.odt</text:p>
      <text:p text:style-name="Heading_20_2"><text:bookmark text:name="_tt7khpbv3xbc"/>Vídeo explicatiu</text:p>
      <text:p text:style-name="Standard">Pel que fa a la generació de textos automàtics i apredre els conceptes d’estils i formats que hi ha en un processador de textos heu de <text:s/>mirar aquest vídeo <text:a xlink:type="simple" xlink:href="https://www.youtube.com/watch?v=-RMPIQNzOL4" text:style-name="ListLabel_20_28" text:visited-style-name="ListLabel_20_28"><text:span text:style-name="T1">https://www.youtube.com/watch?v=-RMPIQNzOL4</text:span></text:a></text:p>
      <text:p text:style-name="Standard">La part més important i que heu d’assimilar millor és la desl estils i comença al minut 33.</text:p>
      <text:p text:style-name="Standard"/>
      <text:p text:style-name="Heading_20_2"><text:bookmark text:name="_uaidmj9t9zua"/>Parts de document</text:p>
      <text:p text:style-name="Standard">Aquest document ha de tenir 10 paràgrefs que podeu crear mitjançant l’eina de texte automàtic o amb un generador de lorem ipsum.</text:p>
      <text:p text:style-name="Standard">Entre aquests paràgraf no hi podeu posar més que un salt de línea, mai heu d’afegir salts de línia per separar els paràgrafs.</text:p>
      <text:p text:style-name="Standard">El document ha de tenir un títol pricipal que ha d’anar davant el primer paràgrafa (si no se vos acud res posau simplement Títol)</text:p>
      <text:p text:style-name="Standard">El document ha de tenir 3 apartats davant de 3 paràgrafs, els que volgueu (si no se vos acud res posau simplement apartat1, apartat2 i apartat3)</text:p>
      <text:p text:style-name="Standard">El document ha de tenir 4 subapartats davant de 4 paràgrafs.</text:p>
      <text:p text:style-name="Heading_20_2"><text:bookmark text:name="_x5470vqcaxjs"/><text:soft-page-break/>Estils</text:p>
      <text:p text:style-name="Heading_20_3"><text:bookmark text:name="_h00b1qipm5cm"/>Format de pàgina</text:p>
      <text:list xml:id="list4104270820" text:style-name="WWNum1">
        <text:list-item>
          <text:p text:style-name="P2">La pàgina ha de tenir format de paper carta, orientació vertical, marges esquerr i dret de 3.3 cm marges superiors i inferiors de 2.5 cm.</text:p>
        </text:list-item>
        <text:list-item>
          <text:p text:style-name="P2">Activar les capçaleres espaiat 0.7 cm, afegeix aqueta capçalera un paràgraf amb el texte “Exercici 1” Aquest paràgraf ha de tenir alineació dreta i vora inferior de 0.25 punts.</text:p>
        </text:list-item>
        <text:list-item>
          <text:p text:style-name="P2">Activa el peu de pàgina: marge esquerr i dret de 0.15 cm. Afegeix aquest peu a una pàgina amb el paràgraf amb un <text:s/>“número de pàgina”. Alineació centre i vora superior de 0.25 punts.</text:p>
        </text:list-item>
      </text:list>
      <text:p text:style-name="Heading_20_3"><text:bookmark text:name="_6tshq1jce3xj"/>Estils personalitzats</text:p>
      <text:list xml:id="list3707324777" text:style-name="WWNum3">
        <text:list-item>
          <text:p text:style-name="P3">Modifica l’estil Titol que ve amb el writer, lletra arial 20 negreta, alineament centrat color de la lletra blau</text:p>
        </text:list-item>
        <text:list-item>
          <text:p text:style-name="P3">Crea un estil de nom APARTAT que heredi de Titol amb lletra arial 18 negreta cursiva fons groc clar. Efecte tipogràfic majúscules. Espaiat sobre el paràgraf 0.55 cm i baix el paràgraf 0.28cm. Activa l’opció mantenir els paràgrafs junts. Cada apartat ha de començar en una pàgina nova.</text:p>
        </text:list-item>
        <text:list-item>
          <text:p text:style-name="P3">Crea un estil de nom SUB_APARTAT que heredi les propietats d’APARTAT però amb un tamany de lletra 16 i sense color de fons. Espai sobre el paràgraf 0.28cm i baix el paràgraf 0.11 cm.</text:p>
        </text:list-item>
        <text:list-item>
          <text:p text:style-name="P3">Modifica l’estil per defecte, el que tenen ara mateix totes les parts del document i fes que tengui lletra Arial, tamany 14 normal, Alineanció justificada, espai baix el paràgraf de 0.26cm. Activar opció d’ajustament de vidues i òrfenens amb 3 línies.</text:p>
        </text:list-item>
      </text:list>
      <text:p text:style-name="Heading_20_2"><text:bookmark text:name="_nxbg1u8vtvgv"/>Aplicar estils</text:p>
      <text:p text:style-name="P4">Aplica els estils a cada una de les parts del document.</text:p>
      <text:p text:style-name="Heading_20_2"><text:bookmark text:name="_810vnimoxf3a"/>Enumeració d’esquemes</text:p>
      <text:p text:style-name="P4">Fes que els apartats i subapartats estiguin enumerats.</text:p>
      <text:p text:style-name="Heading_20_2"><text:bookmark text:name="_h3p7aexqsqlb"/>Crear pàgines</text:p>
      <text:p text:style-name="P4">Crea una portada que no tengui ni peu ni capçalera, posa un titol i a la part inferior dreta ha d’apareixer el teu nom i el mòdul.</text:p>
      <text:p text:style-name="P4">Crea una segona pàgina on ha d’apareixer una taula de contiguts.</text:p>
      <text:p text:style-name="P4">Fes que la cinquena pàgina apareixi en horitzontal.</text:p>
      <text:p text:style-name="P4">Insertar una darrera pàgina vertical i posa tots els tutorials que has utilitzat per fer aquesta tasca</text:p>
      <text:p text:style-name="Heading_20_2"><text:bookmark text:name="_9iva8u2gln8n"/>Convertir a pdf</text:p>
      <text:p text:style-name="Standard">Converteix el document a pdf</text:p>
      <text:p text:style-name="Heading_20_2"><text:bookmark text:name="_6yh7ldvdip6s"/>Plantilla</text:p>
      <text:p text:style-name="Standard">Guarda aquest document com una plantilla</text:p>
      <text:p text:style-name="Heading_20_2"><text:bookmark text:name="_nqm3mgdwly0"/>Lliurament</text:p>
      <text:p text:style-name="Standard">Penja el document odt, la plantilla i el pdf.</text:p>
      <text:p text:style-name="P4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9" meta:word-count="681" meta:character-count="3917" meta:non-whitespace-character-count="3294"/>
    <meta:generator>LibreOfficeDev/6.0.5.2$Linux_X86_64 LibreOffice_project/</meta:generator>
  </office:meta>
</office:document-meta>
</file>